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24pt" fo:font-weight="bold" officeooo:rsid="001341c0" officeooo:paragraph-rsid="00101f6e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line-height="115%" fo:text-align="center" style:justify-single-word="false"/>
      <style:text-properties fo:font-size="24pt" fo:font-weight="bold" officeooo:rsid="001341c0" officeooo:paragraph-rsid="00101f6e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margin-top="0cm" fo:margin-bottom="0.046cm" style:contextual-spacing="false" fo:line-height="115%" fo:text-align="center" style:justify-single-word="false"/>
      <style:text-properties fo:font-size="14pt" fo:font-weight="bold" officeooo:rsid="0007394e" officeooo:paragraph-rsid="00101f6e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.046cm" style:contextual-spacing="false" fo:line-height="115%" fo:text-align="center" style:justify-single-word="false"/>
      <style:text-properties fo:font-size="14pt" fo:font-weight="normal" officeooo:rsid="001829f6" officeooo:paragraph-rsid="00101f6e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line-height="115%" fo:text-align="center" style:justify-single-word="false"/>
      <style:text-properties fo:font-size="14pt" fo:font-weight="bold" officeooo:rsid="00092fc4" officeooo:paragraph-rsid="00101f6e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fo:font-size="14pt" fo:font-weight="bold" officeooo:rsid="001829f6" officeooo:paragraph-rsid="00101f6e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center" style:justify-single-word="false"/>
      <style:text-properties officeooo:paragraph-rsid="00210957"/>
    </style:style>
    <style:style style:name="P8" style:family="paragraph" style:parent-style-name="Text_20_body">
      <style:paragraph-properties fo:text-align="center" style:justify-single-word="false"/>
      <style:text-properties officeooo:paragraph-rsid="0027fec3"/>
    </style:style>
    <style:style style:name="P9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fo:font-size="14pt" fo:font-weight="bold" officeooo:rsid="004977f9" officeooo:paragraph-rsid="004977f9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line-height="115%" fo:text-align="center" style:justify-single-word="false"/>
      <style:text-properties fo:font-size="14pt" fo:font-weight="bold" officeooo:rsid="00092fc4" officeooo:paragraph-rsid="0022cc27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fo:font-size="20pt" fo:font-weight="bold" officeooo:rsid="001829f6" officeooo:paragraph-rsid="00101f6e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line-height="115%" fo:text-align="center" style:justify-single-word="false"/>
      <style:text-properties fo:font-size="20pt" fo:font-weight="bold" officeooo:rsid="0007394e" officeooo:paragraph-rsid="00101f6e" style:font-size-asian="20pt" style:font-weight-asian="bold" style:font-size-complex="20pt" style:font-weight-complex="bold"/>
    </style:style>
    <style:style style:name="P13" style:family="paragraph" style:parent-style-name="Text_20_body">
      <style:paragraph-properties fo:line-height="115%" fo:text-align="center" style:justify-single-word="false"/>
      <style:text-properties officeooo:paragraph-rsid="00210957"/>
    </style:style>
    <style:style style:name="P14" style:family="paragraph" style:parent-style-name="Text_20_body">
      <style:paragraph-properties fo:text-align="center" style:justify-single-word="false"/>
      <style:text-properties officeooo:paragraph-rsid="00190163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officeooo:rsid="00282a23" officeooo:paragraph-rsid="00282a23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officeooo:rsid="00282a23" officeooo:paragraph-rsid="003ae83d" style:font-size-asian="12pt" style:font-weight-asian="bold" style:font-size-complex="12pt" style:font-weight-complex="bold"/>
    </style:style>
    <style:style style:name="P17" style:family="paragraph" style:parent-style-name="Heading_20_1">
      <style:paragraph-properties fo:text-align="justify" style:justify-single-word="false"/>
      <style:text-properties fo:font-size="12pt" fo:font-weight="bold" officeooo:rsid="00282a23" style:font-size-asian="12pt" style:font-weight-asian="bold" style:font-size-complex="12pt" style:font-weight-complex="bold"/>
    </style:style>
    <style:style style:name="P18" style:family="paragraph" style:parent-style-name="Text_20_body">
      <style:text-properties fo:font-size="12pt" fo:font-weight="normal" officeooo:rsid="00282a23" style:font-size-asian="12pt" style:font-weight-asian="normal" style:font-size-complex="12pt" style:font-weight-complex="normal"/>
    </style:style>
    <style:style style:name="P19" style:family="paragraph" style:parent-style-name="Text_20_body" style:list-style-name="L1">
      <style:paragraph-properties fo:margin-top="0cm" fo:margin-bottom="0cm" style:contextual-spacing="false"/>
      <style:text-properties fo:font-size="12pt" fo:font-weight="normal" officeooo:rsid="00282a23" style:font-size-asian="12pt" style:font-weight-asian="normal" style:font-size-complex="12pt" style:font-weight-complex="normal"/>
    </style:style>
    <style:style style:name="P20" style:family="paragraph" style:parent-style-name="Text_20_body" style:list-style-name="L2">
      <style:paragraph-properties fo:margin-top="0cm" fo:margin-bottom="0cm" style:contextual-spacing="false"/>
      <style:text-properties fo:font-size="12pt" fo:font-weight="normal" officeooo:rsid="00282a23" style:font-size-asian="12pt" style:font-weight-asian="normal" style:font-size-complex="12pt" style:font-weight-complex="normal"/>
    </style:style>
    <style:style style:name="P21" style:family="paragraph" style:parent-style-name="Heading_20_2">
      <style:paragraph-properties fo:text-align="justify" style:justify-single-word="false"/>
      <style:text-properties fo:font-size="12pt" fo:font-weight="bold" officeooo:rsid="00282a23" style:font-size-asian="12pt" style:font-weight-asian="bold" style:font-size-complex="12pt" style:font-weight-complex="bold"/>
    </style:style>
    <style:style style:name="P22" style:family="paragraph" style:parent-style-name="Text_20_body" style:list-style-name="L3">
      <style:paragraph-properties fo:margin-top="0cm" fo:margin-bottom="0cm" style:contextual-spacing="false"/>
      <style:text-properties fo:font-size="12pt" fo:font-weight="normal" officeooo:rsid="00282a23" style:font-size-asian="12pt" style:font-weight-asian="normal" style:font-size-complex="12pt" style:font-weight-complex="normal"/>
    </style:style>
    <style:style style:name="P23" style:family="paragraph" style:parent-style-name="Text_20_body" style:list-style-name="L4">
      <style:paragraph-properties fo:margin-top="0cm" fo:margin-bottom="0cm" style:contextual-spacing="false"/>
      <style:text-properties fo:font-size="12pt" fo:font-weight="normal" officeooo:rsid="00282a23" style:font-size-asian="12pt" style:font-weight-asian="normal" style:font-size-complex="12pt" style:font-weight-complex="normal"/>
    </style:style>
    <style:style style:name="P24" style:family="paragraph" style:parent-style-name="Text_20_body" style:list-style-name="L5">
      <style:paragraph-properties fo:margin-top="0cm" fo:margin-bottom="0cm" style:contextual-spacing="false"/>
      <style:text-properties fo:font-size="12pt" fo:font-weight="normal" officeooo:rsid="00282a23" style:font-size-asian="12pt" style:font-weight-asian="normal" style:font-size-complex="12pt" style:font-weight-complex="normal"/>
    </style:style>
    <style:style style:name="P25" style:family="paragraph" style:parent-style-name="Text_20_body" style:list-style-name="L6">
      <style:paragraph-properties fo:margin-top="0cm" fo:margin-bottom="0cm" style:contextual-spacing="false"/>
      <style:text-properties fo:font-size="12pt" fo:font-weight="normal" officeooo:rsid="00282a23" style:font-size-asian="12pt" style:font-weight-asian="normal" style:font-size-complex="12pt" style:font-weight-complex="normal"/>
    </style:style>
    <style:style style:name="P26" style:family="paragraph" style:parent-style-name="Heading_20_3">
      <style:paragraph-properties fo:text-align="justify" style:justify-single-word="false"/>
      <style:text-properties fo:font-size="12pt" fo:font-weight="normal" officeooo:rsid="00282a23" style:font-size-asian="12pt" style:font-weight-asian="normal" style:font-size-complex="12pt" style:font-weight-complex="normal"/>
    </style:style>
    <style:style style:name="P27" style:family="paragraph" style:parent-style-name="Text_20_body" style:list-style-name="L7">
      <style:paragraph-properties fo:margin-top="0cm" fo:margin-bottom="0cm" style:contextual-spacing="false"/>
      <style:text-properties fo:font-size="12pt" fo:font-weight="normal" officeooo:rsid="00282a23" style:font-size-asian="12pt" style:font-weight-asian="normal" style:font-size-complex="12pt" style:font-weight-complex="normal"/>
    </style:style>
    <style:style style:name="P28" style:family="paragraph" style:parent-style-name="Text_20_body" style:list-style-name="L8">
      <style:paragraph-properties fo:margin-top="0cm" fo:margin-bottom="0cm" style:contextual-spacing="false"/>
      <style:text-properties fo:font-size="12pt" fo:font-weight="normal" officeooo:rsid="00282a23" style:font-size-asian="12pt" style:font-weight-asian="normal" style:font-size-complex="12pt" style:font-weight-complex="normal"/>
    </style:style>
    <style:style style:name="P29" style:family="paragraph" style:parent-style-name="Heading_20_3">
      <style:paragraph-properties fo:text-align="justify" style:justify-single-word="false"/>
      <style:text-properties fo:font-size="12pt" fo:font-weight="bold" officeooo:rsid="00282a23" style:font-size-asian="12pt" style:font-weight-asian="bold" style:font-size-complex="12pt" style:font-weight-complex="bold"/>
    </style:style>
    <style:style style:name="P30" style:family="paragraph" style:parent-style-name="Text_20_body" style:list-style-name="L9">
      <style:paragraph-properties fo:margin-top="0cm" fo:margin-bottom="0cm" style:contextual-spacing="false"/>
      <style:text-properties fo:font-size="12pt" fo:font-weight="normal" officeooo:rsid="00282a23" style:font-size-asian="12pt" style:font-weight-asian="normal" style:font-size-complex="12pt" style:font-weight-complex="normal"/>
    </style:style>
    <style:style style:name="P31" style:family="paragraph" style:parent-style-name="Text_20_body" style:list-style-name="L10">
      <style:paragraph-properties fo:margin-top="0cm" fo:margin-bottom="0cm" style:contextual-spacing="false"/>
      <style:text-properties fo:font-size="12pt" fo:font-weight="normal" officeooo:rsid="00282a23" style:font-size-asian="12pt" style:font-weight-asian="normal" style:font-size-complex="12pt" style:font-weight-complex="normal"/>
    </style:style>
    <style:style style:name="P32" style:family="paragraph" style:parent-style-name="Text_20_body" style:list-style-name="L11">
      <style:paragraph-properties fo:margin-top="0cm" fo:margin-bottom="0cm" style:contextual-spacing="false"/>
      <style:text-properties fo:font-size="12pt" fo:font-weight="normal" officeooo:rsid="00282a23" style:font-size-asian="12pt" style:font-weight-asian="normal" style:font-size-complex="12pt" style:font-weight-complex="normal"/>
    </style:style>
    <style:style style:name="P33" style:family="paragraph" style:parent-style-name="Text_20_body" style:list-style-name="L12">
      <style:text-properties fo:font-size="12pt" fo:font-weight="normal" officeooo:rsid="00282a23" style:font-size-asian="12pt" style:font-weight-asian="normal" style:font-size-complex="12pt" style:font-weight-complex="normal"/>
    </style:style>
    <style:style style:name="P34" style:family="paragraph" style:parent-style-name="Text_20_body" style:list-style-name="L13">
      <style:paragraph-properties fo:margin-top="0cm" fo:margin-bottom="0cm" style:contextual-spacing="false"/>
      <style:text-properties fo:font-size="12pt" fo:font-weight="normal" officeooo:rsid="00282a23" style:font-size-asian="12pt" style:font-weight-asian="normal" style:font-size-complex="12pt" style:font-weight-complex="normal"/>
    </style:style>
    <style:style style:name="P35" style:family="paragraph" style:parent-style-name="Heading_20_1">
      <style:paragraph-properties fo:text-align="justify" style:justify-single-word="false"/>
      <style:text-properties fo:font-size="12pt" fo:font-weight="normal" officeooo:rsid="00282a23" style:font-size-asian="12pt" style:font-weight-asian="normal" style:font-size-complex="12pt" style:font-weight-complex="normal"/>
    </style:style>
    <style:style style:name="P36" style:family="paragraph" style:parent-style-name="Text_20_body" style:list-style-name="L14">
      <style:paragraph-properties fo:margin-top="0cm" fo:margin-bottom="0cm" style:contextual-spacing="false"/>
      <style:text-properties fo:font-size="12pt" fo:font-weight="normal" officeooo:rsid="00282a23" officeooo:paragraph-rsid="004977f9" style:font-size-asian="12pt" style:font-weight-asian="normal" style:font-size-complex="12pt" style:font-weight-complex="normal"/>
    </style:style>
    <style:style style:name="P37" style:family="paragraph" style:parent-style-name="Text_20_body" style:list-style-name="L15">
      <style:paragraph-properties fo:margin-top="0cm" fo:margin-bottom="0cm" style:contextual-spacing="false"/>
      <style:text-properties fo:font-size="12pt" fo:font-weight="normal" officeooo:rsid="00282a23" style:font-size-asian="12pt" style:font-weight-asian="normal" style:font-size-complex="12pt" style:font-weight-complex="normal"/>
    </style:style>
    <style:style style:name="P38" style:family="paragraph" style:parent-style-name="Text_20_body" style:list-style-name="L16">
      <style:text-properties fo:font-size="12pt" fo:font-weight="normal" officeooo:rsid="00282a23" style:font-size-asian="12pt" style:font-weight-asian="normal" style:font-size-complex="12pt" style:font-weight-complex="normal"/>
    </style:style>
    <style:style style:name="P39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27fec3"/>
    </style:style>
    <style:style style:name="T2" style:family="text">
      <style:text-properties officeooo:rsid="0017d5e1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officeooo:rsid="0027fec3" style:font-size-asian="24pt" style:font-size-complex="24pt"/>
    </style:style>
    <style:style style:name="T5" style:family="text">
      <style:text-properties fo:font-size="14pt" fo:font-weight="bold" officeooo:rsid="00210957" style:font-size-asian="14pt" style:font-weight-asian="bold" style:font-size-complex="14pt" style:font-weight-complex="bold"/>
    </style:style>
    <style:style style:name="T6" style:family="text">
      <style:text-properties fo:font-size="24pt" fo:font-weight="bold" officeooo:rsid="00210957" style:font-size-asian="24pt" style:font-weight-asian="bold" style:font-size-complex="24pt" style:font-weight-complex="bold"/>
    </style:style>
    <style:style style:name="T7" style:family="text">
      <style:text-properties officeooo:rsid="00282a2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text:bullet-char="►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►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►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►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►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►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►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</text:p>
      <text:p text:style-name="P2">Herramientas de Computación en la Nube</text:p>
      <text:p text:style-name="P3">Clase <text:span text:style-name="T1">5</text:span></text:p>
      <text:p text:style-name="P4">Febrero <text:span text:style-name="T2">14</text:span> de 2026</text:p>
      <text:p text:style-name="P5"/>
      <text:p text:style-name="P6"/>
      <text:p text:style-name="P6"/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8"><text:span text:style-name="Strong_20_Emphasis"><text:span text:style-name="T4">RUSTFS</text:span></text:span></text:p>
      <text:p text:style-name="P7"><text:span text:style-name="Strong_20_Emphasis"><text:span text:style-name="T3">Almacenamiento de Objetos <text:s/>tipo S3</text:span></text:span></text:p>
      <text:p text:style-name="P9">Guía de estudi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Profesor</text:p>
      <text:p text:style-name="P11">Alvaro Mauricio Montenegro Díaz, <text:span text:style-name="T2">Ph.D.</text:span></text:p>
      <text:p text:style-name="P12">Universidad de la Sabana</text:p>
      <text:p text:style-name="P13"><text:span text:style-name="T5">Febrero 2026</text:span><text:span text:style-name="T6"/></text:p>
      <text:p text:style-name="P14"><text:span text:style-name="Strong_20_Emphasis"><text:span text:style-name="T3"/></text:span></text:p>
      <text:p text:style-name="P14"/>
      <text:p text:style-name="P15"><text:soft-page-break/><text:s text:c="12"/></text:p>
      <text:p text:style-name="P15"/>
      <text:p text:style-name="P16"/>
      <text:h text:style-name="P17" text:outline-level="1">Propósito de la Lección</text:h>
      <text:p text:style-name="P18">Esta lección no tiene como objetivo aprender a instalar RustFS, sino comprender:</text:p>
      <text:list text:style-name="L1">
        <text:list-item>
          <text:p text:style-name="P19">el modelo de almacenamiento de objetos,</text:p>
        </text:list-item>
        <text:list-item>
          <text:p text:style-name="P19">la arquitectura peer-to-peer,</text:p>
        </text:list-item>
        <text:list-item>
          <text:p text:style-name="P19">las implicaciones del teorema CAP,</text:p>
        </text:list-item>
        <text:list-item>
          <text:p text:style-name="P19">el diseño de consistencia fuerte,</text:p>
        </text:list-item>
        <text:list-item>
          <text:p text:style-name="P19">y el rol estratégico del almacenamiento en sistemas cloud modernos.</text:p>
        </text:list-item>
      </text:list>
      <text:p text:style-name="P18">El enfoque es arquitectónico, no operacional.</text:p>
      <text:h text:style-name="P17" text:outline-level="1">Competencias que Debe Desarrollar el Estudiante</text:h>
      <text:p text:style-name="P18">Al finalizar la lección, el estudiante debe ser capaz de:</text:p>
      <text:list text:style-name="L2">
        <text:list-item>
          <text:p text:style-name="P20">Explicar el modelo Object Storage frente a POSIX y bases de datos.</text:p>
        </text:list-item>
        <text:list-item>
          <text:p text:style-name="P20">Describir una arquitectura peer-to-peer real.</text:p>
        </text:list-item>
        <text:list-item>
          <text:p text:style-name="P20">Analizar el posicionamiento de RustFS frente al teorema CAP.</text:p>
        </text:list-item>
        <text:list-item>
          <text:p text:style-name="P20">Explicar la diferencia entre replicación y erasure coding.</text:p>
        </text:list-item>
        <text:list-item>
          <text:p text:style-name="P20">Identificar los trade-offs arquitectónicos de un sistema distribuido.</text:p>
        </text:list-item>
        <text:list-item>
          <text:p text:style-name="P20">Ubicar RustFS dentro de una arquitectura cloud moderna.</text:p>
        </text:list-item>
        <text:list-item>
          <text:p text:style-name="P20">Argumentar cuándo RustFS es apropiado y cuándo no lo es.</text:p>
        </text:list-item>
      </text:list>
      <text:h text:style-name="P17" text:outline-level="1">Conceptos Fundamentales que Deben Dominarse</text:h>
      <text:h text:style-name="P21" text:outline-level="2" text:is-list-header="true">Nivel 1 – Modelo</text:h>
      <text:list text:style-name="L3">
        <text:list-item>
          <text:p text:style-name="P22">Object Storage</text:p>
        </text:list-item>
        <text:list-item>
          <text:p text:style-name="P22">Bucket</text:p>
        </text:list-item>
        <text:list-item>
          <text:p text:style-name="P22">Objeto</text:p>
        </text:list-item>
        <text:list-item>
          <text:p text:style-name="P22">Namespace</text:p>
        </text:list-item>
        <text:list-item>
          <text:p text:style-name="P22">Inmutabilidad</text:p>
        </text:list-item>
      </text:list>
      <text:h text:style-name="P21" text:outline-level="2" text:is-list-header="true">Nivel 2 – Distribución</text:h>
      <text:list text:style-name="L4">
        <text:list-item>
          <text:p text:style-name="P23">Peer-to-Peer</text:p>
        </text:list-item>
        <text:list-item>
          <text:p text:style-name="P23"><text:soft-page-break/>Clúster</text:p>
        </text:list-item>
        <text:list-item>
          <text:p text:style-name="P23">Set</text:p>
        </text:list-item>
        <text:list-item>
          <text:p text:style-name="P23">Erasure Coding</text:p>
        </text:list-item>
        <text:list-item>
          <text:p text:style-name="P23">Quórum</text:p>
        </text:list-item>
        <text:list-item>
          <text:p text:style-name="P23">Read-after-write consistency</text:p>
        </text:list-item>
      </text:list>
      <text:h text:style-name="P21" text:outline-level="2" text:is-list-header="true">Nivel 3 – Teoría</text:h>
      <text:list text:style-name="L5">
        <text:list-item>
          <text:p text:style-name="P24">CAP Theorem</text:p>
        </text:list-item>
        <text:list-item>
          <text:p text:style-name="P24">Consistencia fuerte</text:p>
        </text:list-item>
        <text:list-item>
          <text:p text:style-name="P24">Disponibilidad</text:p>
        </text:list-item>
        <text:list-item>
          <text:p text:style-name="P24">Tolerancia a particiones</text:p>
        </text:list-item>
        <text:list-item>
          <text:p text:style-name="P24">Trade-offs arquitectónicos</text:p>
        </text:list-item>
      </text:list>
      <text:h text:style-name="P21" text:outline-level="2" text:is-list-header="true">Nivel 4 – Seguridad</text:h>
      <text:list text:style-name="L6">
        <text:list-item>
          <text:p text:style-name="P25">TLS</text:p>
        </text:list-item>
        <text:list-item>
          <text:p text:style-name="P25">IAM</text:p>
        </text:list-item>
        <text:list-item>
          <text:p text:style-name="P25">Cifrado en reposo</text:p>
        </text:list-item>
        <text:list-item>
          <text:p text:style-name="P25">Versionado</text:p>
        </text:list-item>
        <text:list-item>
          <text:p text:style-name="P25">WORM</text:p>
        </text:list-item>
      </text:list>
      <text:h text:style-name="P17" text:outline-level="1">Preguntas de Autoevaluación Técnica</text:h>
      <text:h text:style-name="P26" text:outline-level="3">Conceptuales</text:h>
      <text:list text:style-name="L7">
        <text:list-item>
          <text:p text:style-name="P27">¿Por qué RustFS no necesita un nodo maestro?</text:p>
        </text:list-item>
        <text:list-item>
          <text:p text:style-name="P27">¿Qué implica priorizar CP frente a AP en CAP?</text:p>
        </text:list-item>
        <text:list-item>
          <text:p text:style-name="P27">¿Qué diferencia operativa existe entre replicación y erasure coding?</text:p>
        </text:list-item>
        <text:list-item>
          <text:p text:style-name="P27">¿Por qué el almacenamiento de objetos desacopla cómputo y persistencia?</text:p>
        </text:list-item>
        <text:list-item>
          <text:p text:style-name="P27">¿Qué riesgos introduce una mala configuración de quórum?</text:p>
        </text:list-item>
      </text:list>
      <text:h text:style-name="P26" text:outline-level="3">Arquitectónicas</text:h>
      <text:list text:style-name="L8">
        <text:list-item>
          <text:p text:style-name="P28">¿En qué escenarios empresariales RustFS sería superior a una solución tradicional?</text:p>
        </text:list-item>
        <text:list-item>
          <text:p text:style-name="P28">¿Qué ocurre ante la caída simultánea de múltiples discos dentro de un set?</text:p>
        </text:list-item>
        <text:list-item>
          <text:p text:style-name="P28">¿Qué ventajas ofrece Rust como lenguaje para infraestructura crítica?</text:p>
        </text:list-item>
        <text:list-item>
          <text:p text:style-name="P28">¿Cuándo un sistema POSIX sería más adecuado que object storage?</text:p>
        </text:list-item>
        <text:list-item>
          <text:p text:style-name="P28"><text:soft-page-break/>¿Cómo se integra RustFS dentro de Kubernetes?</text:p>
        </text:list-item>
      </text:list>
      <text:h text:style-name="P17" text:outline-level="1">Ejercicio de Pensamiento Arquitectónico</text:h>
      <text:h text:style-name="P29" text:outline-level="3">Escenario 1</text:h>
      <text:p text:style-name="P18">Un clúster RustFS con:</text:p>
      <text:list text:style-name="L9">
        <text:list-item>
          <text:p text:style-name="P30">8 nodos</text:p>
        </text:list-item>
        <text:list-item>
          <text:p text:style-name="P30">16 discos por set</text:p>
        </text:list-item>
        <text:list-item>
          <text:p text:style-name="P30">Erasure Coding 12+4</text:p>
        </text:list-item>
      </text:list>
      <text:p text:style-name="P18">Pregunta:</text:p>
      <text:list text:style-name="L10">
        <text:list-item>
          <text:p text:style-name="P31">¿Cuántos discos pueden fallar sin pérdida de datos?</text:p>
        </text:list-item>
        <text:list-item>
          <text:p text:style-name="P31">¿Qué pasa si fallan 5?</text:p>
        </text:list-item>
        <text:list-item>
          <text:p text:style-name="P31">¿El sistema sigue disponible?</text:p>
        </text:list-item>
        <text:list-item>
          <text:p text:style-name="P31">¿Se mantiene consistencia fuerte?</text:p>
        </text:list-item>
      </text:list>
      <text:h text:style-name="P29" text:outline-level="3">Escenario 2</text:h>
      <text:p text:style-name="P18">Una empresa requiere:</text:p>
      <text:list text:style-name="L11">
        <text:list-item>
          <text:p text:style-name="P32">Durabilidad extremadamente alta</text:p>
        </text:list-item>
        <text:list-item>
          <text:p text:style-name="P32">Multi-tenant</text:p>
        </text:list-item>
        <text:list-item>
          <text:p text:style-name="P32">Auditoría estricta</text:p>
        </text:list-item>
        <text:list-item>
          <text:p text:style-name="P32">Cumplimiento regulatorio</text:p>
        </text:list-item>
      </text:list>
      <text:p text:style-name="P18">Pregunta:</text:p>
      <text:list text:style-name="L12">
        <text:list-item>
          <text:p text:style-name="P33">¿RustFS es adecuado?</text:p>
        </text:list-item>
        <text:list-item>
          <text:p text:style-name="P33">¿Qué configuraciones de seguridad son imprescindibles?</text:p>
        </text:list-item>
      </text:list>
      <text:h text:style-name="P17" text:outline-level="1">Lecturas Complementarias Recomendadas</text:h>
      <text:p text:style-name="P18">Para comprensión profunda:</text:p>
      <text:list text:style-name="L13">
        <text:list-item>
          <text:p text:style-name="P34">Brewer, Eric — CAP Theorem</text:p>
        </text:list-item>
        <text:list-item>
          <text:p text:style-name="P34">Kleppmann — Designing Data-Intensive Applications</text:p>
        </text:list-item>
        <text:list-item>
          <text:p text:style-name="P34">Ghemawat — Google File System</text:p>
        </text:list-item>
        <text:list-item>
          <text:p text:style-name="P34">Dynamo Paper — Amazon</text:p>
        </text:list-item>
        <text:list-item>
          <text:p text:style-name="P34"><text:soft-page-break/>Documentación técnica Rust (memory safety)</text:p>
        </text:list-item>
        <text:list-item>
          <text:p text:style-name="P34">Documentación oficial RustFS</text:p>
        </text:list-item>
      </text:list>
      <text:h text:style-name="P35" text:outline-level="1">Nivel de Profundización Esperado</text:h>
      <text:p text:style-name="P18">Esta lección debe permitir al estudiante:</text:p>
      <text:list text:style-name="L14">
        <text:list-item>
          <text:p text:style-name="P36">Entender cómo funciona un sistema distribuido real</text:p>
        </text:list-item>
        <text:list-item>
          <text:p text:style-name="P36">Analizar arquitectura más allá de marketing tecnológico</text:p>
        </text:list-item>
        <text:list-item>
          <text:p text:style-name="P36">Evaluar trade-offs estructurales</text:p>
        </text:list-item>
        <text:list-item>
          <text:p text:style-name="P36">Diseñar almacenamiento para sistemas de datos modernos</text:p>
        </text:list-item>
      </text:list>
      <text:p text:style-name="P18"/>
      <text:p text:style-name="P18">No basta con “saber que RustFS es S3-compatible”. Debe comprender:</text:p>
      <text:list text:style-name="L15">
        <text:list-item>
          <text:p text:style-name="P37">por qué está diseñado así,</text:p>
        </text:list-item>
        <text:list-item>
          <text:p text:style-name="P37">qué problemas resuelve,</text:p>
        </text:list-item>
        <text:list-item>
          <text:p text:style-name="P37">qué riesgos evita,</text:p>
        </text:list-item>
        <text:list-item>
          <text:p text:style-name="P37">qué riesgos introduce.</text:p>
        </text:list-item>
      </text:list>
      <text:h text:style-name="P17" text:outline-level="1">Reflexión Final para el Estudiante</text:h>
      <text:p text:style-name="P18">La nube moderna no es un conjunto de productos, sino un conjunto de decisiones arquitectónicas coherentes.</text:p>
      <text:p text:style-name="P18">RustFS es un caso de estudio sobre cómo:</text:p>
      <text:list text:style-name="L16">
        <text:list-item>
          <text:p text:style-name="P38">la descentralización,</text:p>
        </text:list-item>
        <text:list-item>
          <text:p text:style-name="P38">la consistencia fuerte,</text:p>
        </text:list-item>
        <text:list-item>
          <text:p text:style-name="P38">y la seguridad por construcción</text:p>
        </text:list-item>
      </text:list>
      <text:p text:style-name="P18">pueden integrarse en una infraestructura distribuida contemporánea.</text:p>
      <text:p text:style-name="P39"><text:span text:style-name="T7">Comprender RustFS es comprender cómo se construyen los cimientos del almacenamiento cloud actua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)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11:33:13.840962000</meta:creation-date>
    <meta:generator>LibreOffice/25.2.4.3$MacOSX_AARCH64 LibreOffice_project/33e196637044ead23f5c3226cde09b47731f7e27</meta:generator>
    <dc:date>2026-02-12T18:22:50.071938000</dc:date>
    <meta:editing-duration>PT9H31M27S</meta:editing-duration>
    <meta:editing-cycles>51</meta:editing-cycles>
    <meta:print-date>2026-02-12T18:13:12.827298000</meta:print-date>
    <meta:printed-by>Archivos PDF</meta:printed-by>
    <meta:document-statistic meta:table-count="0" meta:image-count="0" meta:object-count="0" meta:page-count="5" meta:paragraph-count="115" meta:word-count="600" meta:character-count="3794" meta:non-whitespace-character-count="3360"/>
  </office:meta>
</office:document-meta>
</file>